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A1FC93629CBD4D40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cm" svg:height="12.573cm" svg:x="7.523cm" svg:y="0.085cm">
          <draw:image xlink:href="Pictures/1000000000000258000002A1FC93629CBD4D40E2.jpg" xlink:type="simple" xlink:show="embed" xlink:actuate="onLoad" loext:mime-type="image/jpeg">
            <text:p/>
          </draw:image>
        </draw:frame>
        <draw:frame draw:style-name="gr2" draw:text-style-name="P2" draw:layer="layout" svg:width="4.625cm" svg:height="1.673cm" svg:x="1.341cm" svg:y="7.591cm">
          <draw:text-box>
            <text:p text:style-name="P1">Potentiomètre </text:p>
            <text:p text:style-name="P1">assignable</text:p>
          </draw:text-box>
        </draw:frame>
        <draw:line draw:style-name="gr3" draw:text-style-name="P3" draw:layer="layout" svg:x1="5.715cm" svg:y1="8.509cm" svg:x2="12.065cm" svg:y2="5.3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3T15:12:49.950035963</dc:date>
    <meta:editing-duration>PT19M43S</meta:editing-duration>
    <meta:editing-cycles>6</meta:editing-cycles>
    <meta:document-statistic meta:object-count="3"/>
  </office:meta>
</office:document-meta>
</file>